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B000001FB08A30B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.4528in" svg:height="3.8035in" draw:z-index="0"><draw:image xlink:href="Pictures/10000000000004BB000001FB08A30B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9:53:00.771999987</meta:creation-date>
    <dc:date>2015-02-06T09:54:16.593203858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